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left="-0.0138in" fo:margin-right="-0.0138in">
        <style:tab-stops/>
      </style:paragraph-properties>
    </style:style>
    <style:style style:name="T2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Título4" style:family="paragraph">
      <style:paragraph-properties fo:margin-right="-0.0138in"/>
    </style:style>
    <style:style style:name="T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5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6" style:parent-style-name="Fuentedepárrafopredeter." style:family="text">
      <style:text-properties style:font-name-complex="Calibri"/>
    </style:style>
    <style:style style:name="P7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P8" style:parent-style-name="Normal" style:family="paragraph">
      <style:paragraph-properties fo:margin-right="-0.0138in"/>
    </style:style>
    <style:style style:name="P9" style:parent-style-name="Normal" style:family="paragraph">
      <style:paragraph-properties fo:margin-right="-0.0138in"/>
    </style:style>
    <style:style style:name="P10" style:parent-style-name="Normal" style:family="paragraph">
      <style:paragraph-properties fo:margin-right="-0.0138in"/>
    </style:style>
    <style:style style:name="P11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12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13" style:parent-style-name="Fuentedepárrafopredeter." style:family="text">
      <style:text-properties style:font-name-complex="Calibri"/>
    </style:style>
    <style:style style:name="T14" style:parent-style-name="Fuentedepárrafopredeter." style:family="text">
      <style:text-properties style:font-name-complex="Calibri"/>
    </style:style>
    <style:style style:name="P15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P16" style:parent-style-name="Normal" style:family="paragraph">
      <style:paragraph-properties fo:margin-right="-0.0138in"/>
    </style:style>
    <style:style style:name="P17" style:parent-style-name="Normal" style:family="paragraph">
      <style:paragraph-properties fo:margin-right="-0.0138in"/>
    </style:style>
    <style:style style:name="P18" style:parent-style-name="Normal" style:family="paragraph">
      <style:paragraph-properties fo:margin-right="-0.0138in"/>
    </style:style>
    <style:style style:name="P19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20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21" style:parent-style-name="Fuentedepárrafopredeter." style:family="text">
      <style:text-properties style:font-name-complex="Calibri"/>
    </style:style>
    <style:style style:name="P22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P23" style:parent-style-name="Párrafodelista" style:family="paragraph">
      <style:paragraph-properties fo:margin-left="-0.0138in" fo:margin-right="-0.0138in" fo:text-indent="-0.25in">
        <style:tab-stops/>
      </style:paragraph-properties>
    </style:style>
    <style:style style:name="P24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25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26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27" style:parent-style-name="Fuentedepárrafopredeter." style:family="text">
      <style:text-properties style:font-name-complex="Calibri"/>
    </style:style>
    <style:style style:name="P28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29" style:parent-style-name="Párrafodelista" style:family="paragraph">
      <style:paragraph-properties fo:margin-left="-0.0138in" fo:margin-right="-0.0138in" fo:text-indent="-0.25in">
        <style:tab-stops/>
      </style:paragraph-properties>
    </style:style>
    <style:style style:name="P30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31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32" style:parent-style-name="Título4" style:family="paragraph">
      <style:paragraph-properties fo:margin-left="-0.0138in" fo:margin-right="-0.0138in">
        <style:tab-stops/>
      </style:paragraph-properties>
    </style:style>
    <style:style style:name="T3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34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35" style:parent-style-name="Fuentedepárrafopredeter." style:family="text">
      <style:text-properties style:font-name-complex="Calibri"/>
    </style:style>
    <style:style style:name="P36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37" style:parent-style-name="Párrafodelista" style:family="paragraph">
      <style:paragraph-properties fo:margin-left="-0.0138in" fo:margin-right="-0.0138in" fo:text-indent="-0.25in">
        <style:tab-stops/>
      </style:paragraph-properties>
    </style:style>
    <style:style style:name="P38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39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40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41" style:parent-style-name="Fuentedepárrafopredeter." style:family="text">
      <style:text-properties style:font-name-complex="Calibri"/>
    </style:style>
    <style:style style:name="P42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43" style:parent-style-name="Párrafodelista" style:family="paragraph">
      <style:paragraph-properties fo:margin-left="-0.0138in" fo:margin-right="-0.0138in" fo:text-indent="-0.25in">
        <style:tab-stops/>
      </style:paragraph-properties>
    </style:style>
    <style:style style:name="P44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45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46" style:parent-style-name="Título4" style:family="paragraph">
      <style:paragraph-properties fo:margin-left="-0.0138in" fo:margin-right="-0.0138in">
        <style:tab-stops/>
      </style:paragraph-properties>
    </style:style>
    <style:style style:name="T4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48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49" style:parent-style-name="Fuentedepárrafopredeter." style:family="text">
      <style:text-properties style:font-name-complex="Calibri"/>
    </style:style>
    <style:style style:name="T50" style:parent-style-name="Fuentedepárrafopredeter." style:family="text">
      <style:text-properties style:font-name-complex="Calibri"/>
    </style:style>
    <style:style style:name="P51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52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53" style:parent-style-name="Fuentedepárrafopredeter." style:family="text">
      <style:text-properties style:font-name-complex="Calibri"/>
    </style:style>
    <style:style style:name="P54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55" style:parent-style-name="Título4" style:family="paragraph">
      <style:paragraph-properties fo:margin-left="-0.0138in" fo:margin-right="-0.0138in">
        <style:tab-stops/>
      </style:paragraph-properties>
    </style:style>
    <style:style style:name="T5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P57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58" style:parent-style-name="Fuentedepárrafopredeter." style:family="text">
      <style:text-properties style:font-name-complex="Calibri"/>
    </style:style>
    <style:style style:name="P59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60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61" style:parent-style-name="Fuentedepárrafopredeter." style:family="text">
      <style:text-properties style:font-name-complex="Calibri"/>
    </style:style>
    <style:style style:name="P62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63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64" style:parent-style-name="Fuentedepárrafopredeter." style:family="text">
      <style:text-properties style:font-name-complex="Calibri"/>
    </style:style>
    <style:style style:name="P65" style:parent-style-name="Párrafodelista" style:family="paragraph">
      <style:paragraph-properties fo:margin-bottom="0in" fo:margin-left="-0.0138in" fo:margin-right="-0.0138in" fo:text-indent="-0.25in">
        <style:tab-stops/>
      </style:paragraph-properties>
    </style:style>
    <style:style style:name="P66" style:parent-style-name="Título3" style:family="paragraph">
      <style:paragraph-properties fo:margin-left="-0.0138in" fo:margin-right="-0.0138in">
        <style:tab-stops/>
      </style:paragraph-properties>
    </style:style>
    <style:style style:name="T67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68" style:parent-style-name="Párrafodelista" style:family="paragraph">
      <style:paragraph-properties fo:margin-bottom="0in" fo:margin-left="-0.0138in" fo:margin-right="-0.0138in">
        <style:tab-stops/>
      </style:paragraph-properties>
    </style:style>
    <style:style style:name="T69" style:parent-style-name="Fuentedepárrafopredeter." style:family="text">
      <style:text-properties style:font-name-complex="Calibri"/>
    </style:style>
  </office:automatic-styles>
  <office:body>
    <office:text text:use-soft-page-breaks="true">
      <text:p text:style-name="P1"><text:span text:style-name="T2">CONSULTAS (II) BASE DE DATOS TIENDA</text:span></text:p>
      <text:p text:style-name="Standard"/>
      <text:h text:style-name="P3" text:outline-level="4"><text:span text:style-name="T4">Subconsultas con ALL y ANY</text:span></text:h>
      <text:list text:style-name="WWNum1">
        <text:list-item text:start-value="1">
          <text:p text:style-name="P5"><text:span text:style-name="T6">Devuelve el producto más caro que existe en la tabla producto.</text:span></text:p>
        </text:list-item>
      </text:list>
      <text:p text:style-name="P7"/>
      <text:p text:style-name="P8">select preciod, nombre from producto</text:p>
      <text:p text:style-name="P9">order by preciod desc</text:p>
      <text:p text:style-name="P10">limit 1;</text:p>
      <text:p text:style-name="P11"/>
      <text:list text:style-name="WWNum1" text:continue-numbering="true">
        <text:list-item>
          <text:p text:style-name="P12"><text:span text:style-name="T13">Devuelve el producto más barato que<text:s/></text:span><text:span text:style-name="T14">existe en la tabla producto.</text:span></text:p>
        </text:list-item>
      </text:list>
      <text:p text:style-name="P15"/>
      <text:p text:style-name="P16">select preciod, nombre from producto</text:p>
      <text:p text:style-name="P17">order by preciod asc</text:p>
      <text:p text:style-name="P18">limit 1;</text:p>
      <text:p text:style-name="P19"/>
      <text:list text:style-name="WWNum1" text:continue-numbering="true">
        <text:list-item>
          <text:p text:style-name="P20"><text:span text:style-name="T21">Devuelve los nombres de los fabricantes que tienen productos asociados. (Utilizando ALL o ANY).</text:span></text:p>
        </text:list-item>
      </text:list>
      <text:p text:style-name="P22"/>
      <text:p text:style-name="P23"><text:tab/>select nombre from fabricante</text:p>
      <text:p text:style-name="P24"><text:tab/>where id = any (select id_fabricante from producto);</text:p>
      <text:p text:style-name="P25"/>
      <text:list text:style-name="WWNum1" text:continue-numbering="true">
        <text:list-item>
          <text:p text:style-name="P26"><text:span text:style-name="T27">Devuelve los nombres de los fabricantes que no tienen productos asociados. (Utilizando ALL o ANY).</text:span></text:p>
        </text:list-item>
      </text:list>
      <text:p text:style-name="P28"><text:tab/></text:p>
      <text:p text:style-name="P29"><text:tab/>select nombre from fabricante</text:p>
      <text:p text:style-name="P30"><text:tab/>where id != all (select id_fabricante from producto);</text:p>
      <text:p text:style-name="P31"/>
      <text:h text:style-name="P32" text:outline-level="4"><text:span text:style-name="T33">Subconsultas con IN y NOT IN</text:span></text:h>
      <text:list text:style-name="WWNum1" text:continue-numbering="true">
        <text:list-item>
          <text:p text:style-name="P34"><text:span text:style-name="T35">Devuelve los nombres de los fabricantes que tienen productos asociados. (Utilizando IN o NOT IN).</text:span></text:p>
        </text:list-item>
      </text:list>
      <text:p text:style-name="P36"><text:tab/></text:p>
      <text:p text:style-name="P37"><text:tab/>select nombre from fabricante</text:p>
      <text:p text:style-name="P38"><text:tab/>where id in (select id_fabricante from producto);</text:p>
      <text:p text:style-name="P39"/>
      <text:list text:style-name="WWNum1" text:continue-numbering="true">
        <text:list-item>
          <text:p text:style-name="P40"><text:span text:style-name="T41">Devuelve los nombres de los fabricantes que no tienen productos asociados. (Utilizando IN o NOT IN).</text:span></text:p>
        </text:list-item>
      </text:list>
      <text:p text:style-name="P42"><text:tab/></text:p>
      <text:p text:style-name="P43"><text:tab/>select nombre from fabricante</text:p>
      <text:p text:style-name="P44"><text:tab/>where id not in (select id_fabricante from producto);</text:p>
      <text:p text:style-name="P45"/>
      <text:h text:style-name="P46" text:outline-level="4"><text:span text:style-name="T47">Subconsultas con EXISTS y NOT EXISTS</text:span></text:h>
      <text:list text:style-name="WWNum1" text:continue-numbering="true">
        <text:list-item>
          <text:p text:style-name="P48"><text:span text:style-name="T49">Devuelve los nombres de los<text:s/></text:span><text:span text:style-name="T50">fabricantes que tienen productos asociados. (Utilizando EXISTS o NOT EXISTS).</text:span></text:p>
        </text:list-item>
      </text:list>
      <text:p text:style-name="P51"/>
      <text:list text:style-name="WWNum1" text:continue-numbering="true">
        <text:list-item>
          <text:p text:style-name="P52"><text:span text:style-name="T53">Devuelve los nombres de los fabricantes que no tienen productos asociados. (Utilizando EXISTS o NOT EXISTS).</text:span></text:p>
        </text:list-item>
      </text:list>
      <text:p text:style-name="P54"/>
      <text:h text:style-name="P55" text:outline-level="4"><text:span text:style-name="T56">Subconsultas correlacionadas</text:span></text:h>
      <text:list text:style-name="WWNum1" text:continue-numbering="true">
        <text:list-item>
          <text:p text:style-name="P57"><text:span text:style-name="T58">Lista el nombre de cada fabricante con el nombre y el precio de su producto más caro.</text:span></text:p>
        </text:list-item>
      </text:list>
      <text:p text:style-name="P59"/>
      <text:list text:style-name="WWNum1" text:continue-numbering="true">
        <text:list-item>
          <text:p text:style-name="P60"><text:span text:style-name="T61">Devuelve un listado de todos los productos que tienen un precio mayor o igual a la media de todos los productos de su mismo fabricante.</text:span></text:p>
        </text:list-item>
      </text:list>
      <text:p text:style-name="P62"/>
      <text:list text:style-name="WWNum1" text:continue-numbering="true">
        <text:list-item>
          <text:p text:style-name="P63"><text:span text:style-name="T64">Lista el nombre del producto más caro del fabricante Lenovo.</text:span></text:p>
        </text:list-item>
      </text:list>
      <text:p text:style-name="P65"/>
      <text:h text:style-name="P66" text:outline-level="3"><text:span text:style-name="T67">Subconsultas (En la cláusula HAVING)</text:span></text:h>
      <text:list text:style-name="WWNum1" text:continue-numbering="true">
        <text:list-item>
          <text:p text:style-name="P68"><text:span text:style-name="T69">Devuelve un listado con todos los nombres de los fabricantes que tienen el mismo número de productos que el fabricante Lenovo.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F" fo:color="#1F4D78" fo:font-size="12pt" style:font-size-asian="12pt" style:font-size-complex="12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F" fo:font-style="italic" style:font-style-asian="italic" style:font-style-complex="italic" fo:color="#2E74B5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Fuentedepárrafopredeter.">
      <style:text-properties style:font-name="Calibri Light" style:font-name-asian="F" style:font-name-complex="F" fo:font-style="italic" style:font-style-asian="italic" style:font-style-complex="italic" fo:color="#2E74B5"/>
    </style:style>
    <style:style style:name="Heading3Char" style:display-name="Heading 3 Char" style:family="text" style:parent-style-name="Fuentedepárrafopredeter.">
      <style:text-properties style:font-name="Calibri Light" style:font-name-asian="F" style:font-name-complex="F" fo:color="#1F4D78" fo:font-size="12pt" style:font-size-asian="12pt" style:font-size-complex="12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ARCIA BENITEZ, ESTER</meta:initial-creator>
    <dc:creator>ORENGA RAMON, ANDREU</dc:creator>
    <meta:creation-date>2024-03-04T12:42:00Z</meta:creation-date>
    <dc:date>2024-03-05T17:39:00Z</dc:date>
    <meta:template xlink:href="Normal.dotm" xlink:type="simple"/>
    <meta:editing-cycles>4</meta:editing-cycles>
    <meta:editing-duration>PT6660S</meta:editing-duration>
    <meta:user-defined meta:name="AppVersion">16.0000</meta:user-defined>
    <meta:document-statistic meta:page-count="2" meta:paragraph-count="3" meta:word-count="282" meta:character-count="1835" meta:row-count="12" meta:non-whitespace-character-count="1556"/>
  </office:meta>
</office:document-meta>
</file>